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Table1.7" style:family="table-row">
      <style:table-row-properties style:min-row-height="0.9375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7fdd3" officeooo:paragraph-rsid="0007fdd3"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97321" officeooo:paragraph-rsid="0009732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97321" officeooo:paragraph-rsid="0009732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a7432" officeooo:paragraph-rsid="000a743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a7432" officeooo:paragraph-rsid="000a743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c312d" officeooo:paragraph-rsid="000c312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312d" officeooo:paragraph-rsid="000c312d"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db712" officeooo:paragraph-rsid="000db712"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e28a6" officeooo:paragraph-rsid="000e28a6"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fcbeb" officeooo:paragraph-rsid="000fcbeb"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fcbeb" officeooo:paragraph-rsid="000fcbeb"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officeooo:rsid="0010dcc1" officeooo:paragraph-rsid="0010dcc1"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10dcc1" officeooo:paragraph-rsid="0010dcc1"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Arial" fo:font-weight="bold" officeooo:rsid="0011ca08" officeooo:paragraph-rsid="0011ca08"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11ca08" officeooo:paragraph-rsid="0011ca08"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3" style:family="paragraph" style:parent-style-name="Standard">
      <style:paragraph-properties fo:margin-top="0in" fo:margin-bottom="0in" loext:contextual-spacing="false" fo:line-height="100%" fo:text-align="center" style:justify-single-word="false"/>
      <style:text-properties officeooo:rsid="0010dcc1" officeooo:paragraph-rsid="0010dcc1" style:language-complex="my" style:country-complex="MM"/>
    </style:style>
    <style:style style:name="P24" style:family="paragraph" style:parent-style-name="Standard">
      <style:paragraph-properties fo:margin-top="0in" fo:margin-bottom="0in" loext:contextual-spacing="false" fo:line-height="100%" fo:text-align="center" style:justify-single-word="false"/>
      <style:text-properties officeooo:rsid="0011ca08" officeooo:paragraph-rsid="0011ca08" style:language-complex="my" style:country-complex="MM"/>
    </style:style>
    <style:style style:name="P2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7fdd3"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97321"/>
    </style:style>
    <style:style style:name="T7" style:family="text">
      <style:text-properties officeooo:rsid="000db7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text:span text:style-name="T5">No</text:span></text:p>
          </table:table-cell>
          <table:table-cell table:style-name="Table1.A1" office:value-type="string">
            <text:p text:style-name="P22"><text:span text:style-name="T5">Date</text:span></text:p>
          </table:table-cell>
          <table:table-cell table:style-name="Table1.A1" office:value-type="string">
            <text:p text:style-name="P22"><text:span text:style-name="T5">Assigned Tasks/ Description of work</text:span></text:p>
          </table:table-cell>
          <table:table-cell table:style-name="Table1.A1" office:value-type="string">
            <text:p text:style-name="P22"><text:span text:style-name="T5">Completion status</text:span></text:p>
          </table:table-cell>
          <table:table-cell table:style-name="Table1.A1" office:value-type="string">
            <text:p text:style-name="P22"><text:span text:style-name="T5">Remarks</text:span></text:p>
          </table:table-cell>
        </table:table-row>
        <table:table-row table:style-name="Table1.2">
          <table:table-cell table:style-name="Table1.A1" office:value-type="string">
            <text:p text:style-name="P22"><text:span text:style-name="T3">1</text:span></text:p>
          </table:table-cell>
          <table:table-cell table:style-name="Table1.A1" office:value-type="string">
            <text:p text:style-name="P22"><text:span text:style-name="T4">3</text:span><text:span text:style-name="T3">-</text:span><text:span text:style-name="T4">6</text:span><text:span text:style-name="T3">-2019</text:span></text:p>
          </table:table-cell>
          <table:table-cell table:style-name="Table1.A1" office:value-type="string">
            <text:p text:style-name="P7"><text:bookmark text:name="_GoBack"/>(1)<text:span text:style-name="T6">Java <text:s/>Assignment(Modify insert recursive method)</text:span></text:p>
            <text:p text:style-name="P8">(2)Read Java naming convention</text:p>
            <text:p text:style-name="P8"/>
          </table:table-cell>
          <table:table-cell table:style-name="Table1.A1" office:value-type="string">
            <text:p text:style-name="P9">Done</text:p>
          </table:table-cell>
          <table:table-cell table:style-name="Table1.A1" office:value-type="string">
            <text:p text:style-name="P6"/>
          </table:table-cell>
        </table:table-row>
        <table:table-row table:style-name="Table1.3">
          <table:table-cell table:style-name="Table1.A1" office:value-type="string">
            <text:p text:style-name="P22"><text:span text:style-name="T3">2</text:span></text:p>
          </table:table-cell>
          <table:table-cell table:style-name="Table1.A1" office:value-type="string">
            <text:p text:style-name="P10">4-6-2019</text:p>
          </table:table-cell>
          <table:table-cell table:style-name="Table1.A1" office:value-type="string">
            <text:p text:style-name="P11">(1)Code review </text:p>
            <text:p text:style-name="P11">(2)Lecture(Java Naming Convention,Information hiding)</text:p>
            <text:p text:style-name="P11">(3)Edit presentation power point for bizleap hr application</text:p>
          </table:table-cell>
          <table:table-cell table:style-name="Table1.A1" office:value-type="string">
            <text:p text:style-name="P10">Done</text:p>
          </table:table-cell>
          <table:table-cell table:style-name="Table1.A1" office:value-type="string">
            <text:p text:style-name="P6"/>
          </table:table-cell>
        </table:table-row>
        <table:table-row table:style-name="Table1.4">
          <table:table-cell table:style-name="Table1.A1" office:value-type="string">
            <text:p text:style-name="P22"><text:span text:style-name="T3">3</text:span></text:p>
          </table:table-cell>
          <table:table-cell table:style-name="Table1.A1" office:value-type="string">
            <text:p text:style-name="P12">5-6-2019</text:p>
          </table:table-cell>
          <table:table-cell table:style-name="Table1.A1" office:value-type="string">
            <text:p text:style-name="P13">(1)<text:span text:style-name="T7">Draw binary tree diagram</text:span></text:p>
            <text:p text:style-name="P14">(2)Sale and marketing at IME</text:p>
            <text:p text:style-name="P14">international Co.,Ltd</text:p>
          </table:table-cell>
          <table:table-cell table:style-name="Table1.A1" office:value-type="string">
            <text:p text:style-name="P12">Done</text:p>
          </table:table-cell>
          <table:table-cell table:style-name="Table1.A1" office:value-type="string">
            <text:p text:style-name="P6"/>
          </table:table-cell>
        </table:table-row>
        <table:table-row table:style-name="Table1.4">
          <table:table-cell table:style-name="Table1.A1" office:value-type="string">
            <text:p text:style-name="P22"><text:span text:style-name="T3">4</text:span></text:p>
          </table:table-cell>
          <table:table-cell table:style-name="Table1.A1" office:value-type="string">
            <text:p text:style-name="P15">6-6-2019</text:p>
          </table:table-cell>
          <table:table-cell table:style-name="Table1.A1" office:value-type="string">
            <text:p text:style-name="P16">(1)Modify binary tree diagram</text:p>
            <text:p text:style-name="P16">(2)Diagram review</text:p>
            <text:p text:style-name="P16">(3)git branch creation</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6" office:value-type="string">
            <text:p text:style-name="P23">5</text:p>
          </table:table-cell>
          <table:table-cell table:style-name="Table1.A6" office:value-type="string">
            <text:p text:style-name="P18">7-6-2019</text:p>
          </table:table-cell>
          <table:table-cell table:style-name="Table1.A6" office:value-type="string">
            <text:p text:style-name="P19">(1)Modify binary tree diagram</text:p>
            <text:p text:style-name="P19">(2)Diagram review</text:p>
          </table:table-cell>
          <table:table-cell table:style-name="Table1.A6" office:value-type="string">
            <text:p text:style-name="P18">Done</text:p>
          </table:table-cell>
          <table:table-cell table:style-name="Table1.A6" office:value-type="string">
            <text:p text:style-name="P6"/>
          </table:table-cell>
        </table:table-row>
        <table:table-row table:style-name="Table1.7">
          <table:table-cell table:style-name="Table1.A6" office:value-type="string">
            <text:p text:style-name="P24">6</text:p>
          </table:table-cell>
          <table:table-cell table:style-name="Table1.A6" office:value-type="string">
            <text:p text:style-name="P20">8-6-2019</text:p>
          </table:table-cell>
          <table:table-cell table:style-name="Table1.A6" office:value-type="string">
            <text:p text:style-name="P21">(1)Java Assignment(File loader)</text:p>
            <text:p text:style-name="P21"><text:soft-page-break/>(2)Code review</text:p>
            <text:p text:style-name="P21">(3)English lecture</text:p>
            <text:p text:style-name="P21">(4)Life Style discussion</text:p>
            <text:p text:style-name="P21">(5)Knowledge sharing for customer support</text:p>
            <text:p text:style-name="P21"/>
          </table:table-cell>
          <table:table-cell table:style-name="Table1.A6" office:value-type="string">
            <text:p text:style-name="P20">Done</text:p>
          </table:table-cell>
          <table:table-cell table:style-name="Table1.A6" office:value-type="string">
            <text:p text:style-name="P6"/>
          </table:table-cell>
        </table:table-row>
        <table:table-row table:style-name="Table1.7">
          <table:table-cell table:style-name="Table1.A6" office:value-type="string">
            <text:p text:style-name="P24">7</text:p>
          </table:table-cell>
          <table:table-cell table:style-name="Table1.A6" office:value-type="string">
            <text:p text:style-name="P20">9-6-2019</text:p>
          </table:table-cell>
          <table:table-cell table:style-name="Table1.A6" office:value-type="string">
            <text:p text:style-name="P21">Holiday</text:p>
          </table:table-cell>
          <table:table-cell table:style-name="Table1.A6" office:value-type="string">
            <text:p text:style-name="P20"/>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9</meta:editing-cycles>
    <meta:creation-date>2019-05-02T07:22:00</meta:creation-date>
    <dc:date>2019-06-08T16:52:14.046000000</dc:date>
    <meta:editing-duration>P4DT2H3M6S</meta:editing-duration>
    <meta:generator>LibreOffice/6.2.4.2$Windows_X86_64 LibreOffice_project/2412653d852ce75f65fbfa83fb7e7b669a126d64</meta:generator>
    <meta:document-statistic meta:table-count="1" meta:image-count="0" meta:object-count="0" meta:page-count="2" meta:paragraph-count="55" meta:word-count="194" meta:character-count="1315" meta:non-whitespace-character-count="11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